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200000BF0000AA040000CD28E3129ACF.wmf" manifest:media-type=""/>
  <manifest:file-entry manifest:full-path="Pictures/2000007200015918000173A8F983CA49.wmf" manifest:media-type=""/>
  <manifest:file-entry manifest:full-path="Pictures/1000000000000112000000B8C7F437DF.jpg" manifest:media-type="image/jpeg"/>
  <manifest:file-entry manifest:full-path="Pictures/100000000000073000000778EB05C8B0.jpg" manifest:media-type="image/jpeg"/>
  <manifest:file-entry manifest:full-path="Pictures/100002010000019000000197CBA623B3.png" manifest:media-type="image/png"/>
  <manifest:file-entry manifest:full-path="Pictures/10000201000002CE000001C832B2EB6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1" svg:font-family="'Century Schoolbook'"/>
    <style:font-face style:name="DaunPenh1" svg:font-family="DaunPenh"/>
    <style:font-face style:name="Franklin Gothic Demi1" svg:font-family="'Franklin Gothic Demi'"/>
    <style:font-face style:name="Impact1" svg:font-family="Impact"/>
    <style:font-face style:name="Monotype Corsiva1" svg:font-family="'Monotype Corsiva'"/>
    <style:font-face style:name="Palatino Linotype1" svg:font-family="'Palatino Linotype'"/>
    <style:font-face style:name="Showcard Gothic1" svg:font-family="'Showcard Gothic'"/>
    <style:font-face style:name="Sylfaen1" svg:font-family="Sylfaen"/>
    <style:font-face style:name="Tahoma1" svg:font-family="Tahoma"/>
    <style:font-face style:name="Times New Roman1" svg:font-family="'Times New Roman'"/>
    <style:font-face style:name="Verdana1" svg:font-family="Verdana"/>
    <style:font-face style:name="Century Schoolbook" svg:font-family="'Century Schoolbook'" style:font-pitch="variable"/>
    <style:font-face style:name="DaunPenh" svg:font-family="DaunPenh" style:font-pitch="variable"/>
    <style:font-face style:name="Droid Sans Fallback1" svg:font-family="'Droid Sans Fallback'" style:font-pitch="variable"/>
    <style:font-face style:name="Franklin Gothic Demi" svg:font-family="'Franklin Gothic Demi'" style:font-pitch="variable"/>
    <style:font-face style:name="FreeSans1" svg:font-family="FreeSans" style:font-pitch="variable"/>
    <style:font-face style:name="Impact" svg:font-family="Impact" style:font-pitch="variable"/>
    <style:font-face style:name="Liberation Sans1" svg:font-family="'Liberation Sans'" style:font-pitch="variable"/>
    <style:font-face style:name="Monotype Corsiva" svg:font-family="'Monotype Corsiva'" style:font-pitch="variable"/>
    <style:font-face style:name="Palatino Linotype" svg:font-family="'Palatino Linotype'" style:font-pitch="variable"/>
    <style:font-face style:name="Showcard Gothic" svg:font-family="'Showcard Gothic'" style:font-pitch="variable"/>
    <style:font-face style:name="Sylfaen" svg:font-family="Sylfaen" style:font-pitch="variable"/>
    <style:font-face style:name="Tahoma" svg:font-family="Tahoma"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opacity="100%" draw:shadow="hidden"/>
    </style:style>
    <style:style style:name="gr2" style:family="graphic" style:parent-style-name="standard">
      <style:graphic-properties draw:stroke="none" draw:fill="none" fo:min-height="6.827cm" fo:padding-top="0.101cm" fo:padding-bottom="0.101cm" fo:padding-left="0.101cm" fo:padding-right="0.101cm"/>
    </style:style>
    <style:style style:name="gr3" style:family="graphic" style:parent-style-name="standard">
      <style:graphic-properties draw:stroke="none" draw:fill="none" fo:min-height="6.694cm" fo:padding-top="0.101cm" fo:padding-bottom="0.101cm" fo:padding-left="0.101cm" fo:padding-right="0.101cm"/>
    </style:style>
    <style:style style:name="gr4" style:family="graphic" style:parent-style-name="standard">
      <style:graphic-properties draw:stroke="none" draw:fill="none" fo:min-height="4.878cm" fo:padding-top="0.101cm" fo:padding-bottom="0.101cm" fo:padding-left="0.101cm" fo:padding-right="0.101cm"/>
    </style:style>
    <style:style style:name="gr5" style:family="graphic" style:parent-style-name="standard">
      <style:graphic-properties draw:stroke="none" draw:fill="none" draw:textarea-vertical-align="bottom" fo:min-height="3.417cm" fo:padding-top="0.101cm" fo:padding-bottom="0.101cm" fo:padding-left="0.101cm" fo:padding-right="0.101cm"/>
    </style:style>
    <style:style style:name="gr6" style:family="graphic" style:parent-style-name="standard">
      <style:graphic-properties draw:stroke="solid" svg:stroke-width="0cm" svg:stroke-color="#006699" draw:fill="none"/>
    </style:style>
    <style:style style:name="gr7" style:family="graphic" style:parent-style-name="standard">
      <style:graphic-properties draw:stroke="none" draw:fill="none" fo:min-height="2.021cm" fo:padding-top="0.101cm" fo:padding-bottom="0.101cm" fo:padding-left="0.101cm" fo:padding-right="0.101cm"/>
    </style:style>
    <style:style style:name="gr8" style:family="graphic" style:parent-style-name="standard">
      <style:graphic-properties draw:stroke="solid" svg:stroke-width="0.071cm" svg:stroke-color="#006699" draw:fill="none" fo:padding-top="0.16cm" fo:padding-bottom="0.16cm" fo:padding-left="0.285cm" fo:padding-right="0.285cm"/>
    </style:style>
    <style:style style:name="gr9" style:family="graphic" style:parent-style-name="standard">
      <style:graphic-properties draw:stroke="none" draw:fill="solid" draw:fill-color="#ffe166" draw:opacity="100%" draw:shadow="hidden"/>
    </style:style>
    <style:style style:name="gr10" style:family="graphic" style:parent-style-name="standard">
      <style:graphic-properties draw:stroke="none" draw:fill="none" draw:textarea-vertical-align="middle" fo:min-height="3.338cm" fo:padding-top="0.101cm" fo:padding-bottom="0.101cm" fo:padding-left="0.101cm" fo:padding-right="0.101cm"/>
    </style:style>
    <style:style style:name="gr11" style:family="graphic" style:parent-style-name="standard">
      <style:graphic-properties draw:stroke="none" draw:fill="solid" draw:fill-color="#99c2d7" draw:opacity="100%" draw:shadow="hidden"/>
    </style:style>
    <style:style style:name="gr12" style:family="graphic" style:parent-style-name="standard">
      <style:graphic-properties draw:stroke="none" draw:fill="none" draw:textarea-vertical-align="middle" fo:min-height="0.83cm" fo:padding-top="0.101cm" fo:padding-bottom="0.101cm" fo:padding-left="0.101cm" fo:padding-right="0.101cm"/>
    </style:style>
    <style:style style:name="gr13" style:family="graphic" style:parent-style-name="standard">
      <style:graphic-properties draw:stroke="none" draw:fill="solid" draw:fill-color="#ffcc00" draw:opacity="100%" draw:shadow="hidden"/>
    </style:style>
    <style:style style:name="gr14" style:family="graphic" style:parent-style-name="standard">
      <style:graphic-properties draw:stroke="none" draw:fill="solid" draw:fill-color="#006699" draw:opacity="100%" draw:shadow="hidden"/>
    </style:style>
    <style:style style:name="gr15" style:family="graphic" style:parent-style-name="standard">
      <style:graphic-properties draw:stroke="none" draw:fill="none" fo:min-height="0.592cm" fo:padding-top="0.101cm" fo:padding-bottom="0.101cm" fo:padding-left="0.101cm" fo:padding-right="0.101cm"/>
    </style:style>
    <style:style style:name="gr16" style:family="graphic" style:parent-style-name="standard">
      <style:graphic-properties draw:stroke="none" draw:fill="none" fo:min-height="0.928cm" fo:padding-top="0.101cm" fo:padding-bottom="0.101cm" fo:padding-left="0.101cm" fo:padding-right="0.101cm"/>
    </style:style>
    <style:style style:name="gr17" style:family="graphic" style:parent-style-name="standard">
      <style:graphic-properties draw:stroke="none" draw:fill="none" fo:min-height="0.879cm" fo:padding-top="0.102cm" fo:padding-bottom="0.102cm" fo:padding-left="0.102cm" fo:padding-right="0.102cm"/>
    </style:style>
    <style:style style:name="gr18" style:family="graphic" style:parent-style-name="standard">
      <style:graphic-properties draw:stroke="none" draw:fill="none" fo:min-height="1.768cm" fo:padding-top="0.102cm" fo:padding-bottom="0.102cm" fo:padding-left="0.102cm" fo:padding-right="0.102cm"/>
    </style:style>
    <style:style style:name="gr19" style:family="graphic" style:parent-style-name="standard">
      <style:graphic-properties draw:stroke="none" draw:fill="bitmap" draw:fill-image-name="Bitmap_5f_1" style:repeat="stretch" draw:fill-image-ref-point="top-left" draw:shadow="hidden"/>
    </style:style>
    <style:style style:name="gr20" style:family="graphic" style:parent-style-name="standard">
      <style:graphic-properties draw:stroke="none" draw:fill="solid" draw:fill-color="#000000" draw:opacity="100%" draw:shadow="hidden"/>
    </style:style>
    <style:style style:name="gr21" style:family="graphic" style:parent-style-name="standard">
      <style:graphic-properties draw:stroke="none" draw:fill="none" fo:min-height="2.28cm" fo:padding-top="0.102cm" fo:padding-bottom="0.102cm" fo:padding-left="0.102cm" fo:padding-right="0.102cm"/>
    </style:style>
    <style:style style:name="gr22" style:family="graphic" style:parent-style-name="standard">
      <style:graphic-properties draw:stroke="none" draw:fill="none" fo:min-height="3.606cm" fo:padding-top="0.102cm" fo:padding-bottom="0.102cm" fo:padding-left="0.102cm" fo:padding-right="0.102cm"/>
    </style:style>
    <style:style style:name="gr23" style:family="graphic" style:parent-style-name="standard">
      <style:graphic-properties draw:stroke="none" draw:fill="none" fo:min-height="4.31cm" fo:padding-top="0.102cm" fo:padding-bottom="0.102cm" fo:padding-left="0.102cm" fo:padding-right="0.102cm"/>
    </style:style>
    <style:style style:name="gr24" style:family="graphic" style:parent-style-name="standard">
      <style:graphic-properties draw:stroke="solid" svg:stroke-width="0.026cm" svg:stroke-color="#6699ff" draw:fill="none" fo:padding-top="0.138cm" fo:padding-bottom="0.138cm" fo:padding-left="0.263cm" fo:padding-right="0.263cm"/>
    </style:style>
    <style:style style:name="gr25" style:family="graphic" style:parent-style-name="standard">
      <style:graphic-properties draw:stroke="none" draw:fill="none" fo:min-height="2.64cm" fo:padding-top="0.102cm" fo:padding-bottom="0.102cm" fo:padding-left="0.102cm" fo:padding-right="0.102cm"/>
    </style:style>
    <style:style style:name="gr26" style:family="graphic" style:parent-style-name="standard">
      <style:graphic-properties draw:stroke="none" draw:fill="none" fo:min-height="4.453cm" fo:padding-top="0.102cm" fo:padding-bottom="0.102cm" fo:padding-left="0.102cm" fo:padding-right="0.102cm"/>
    </style:style>
    <style:style style:name="gr27" style:family="graphic" style:parent-style-name="standard">
      <style:graphic-properties draw:stroke="none" draw:fill="bitmap" draw:fill-image-name="Bitmap_5f_2" style:repeat="stretch" draw:fill-image-ref-point="top-left" draw:shadow="hidden"/>
    </style:style>
    <style:style style:name="gr28" style:family="graphic" style:parent-style-name="standard">
      <style:graphic-properties draw:stroke="none" draw:fill="bitmap" draw:fill-image-name="Bitmap_5f_3" style:repeat="stretch" draw:fill-image-ref-point="top-left" draw:shadow="hidden"/>
    </style:style>
    <style:style style:name="gr29" style:family="graphic" style:parent-style-name="standard">
      <style:graphic-properties draw:stroke="none" draw:fill="none" fo:min-height="11.247cm" fo:padding-top="0.101cm" fo:padding-bottom="0.101cm" fo:padding-left="0.101cm" fo:padding-right="0.101cm"/>
    </style:style>
    <style:style style:name="gr30" style:family="graphic" style:parent-style-name="standard">
      <style:graphic-properties draw:stroke="none" draw:fill="none" draw:textarea-vertical-align="middle" fo:min-height="1.12cm" fo:padding-top="0cm" fo:padding-bottom="0cm" fo:padding-left="0.101cm" fo:padding-right="0.101cm"/>
    </style:style>
    <style:style style:name="gr31" style:family="graphic" style:parent-style-name="standard">
      <style:graphic-properties draw:stroke="none" draw:fill="bitmap" draw:fill-image-name="Bitmap_5f_4" style:repeat="stretch" draw:fill-image-ref-point="top-left" draw:shadow="hidden"/>
    </style:style>
    <style:style style:name="gr32" style:family="graphic" style:parent-style-name="standard">
      <style:graphic-properties draw:stroke="solid" svg:stroke-width="0.026cm" svg:stroke-color="#ffffff" draw:fill="none" fo:padding-top="0.138cm" fo:padding-bottom="0.138cm" fo:padding-left="0.263cm" fo:padding-right="0.263cm"/>
    </style:style>
    <style:style style:name="gr33" style:family="graphic" style:parent-style-name="standard">
      <style:graphic-properties draw:stroke="none" draw:fill="none" fo:min-height="3.158cm" fo:padding-top="0.102cm" fo:padding-bottom="0.102cm" fo:padding-left="0.102cm" fo:padding-right="0.102cm"/>
    </style:style>
    <style:style style:name="gr34" style:family="graphic" style:parent-style-name="standard">
      <style:graphic-properties draw:stroke="none" draw:fill="none" fo:min-height="2.541cm" fo:padding-top="0.102cm" fo:padding-bottom="0.102cm" fo:padding-left="0.102cm" fo:padding-right="0.102cm"/>
    </style:style>
    <style:style style:name="gr35" style:family="graphic" style:parent-style-name="standard">
      <style:graphic-properties draw:stroke="none" draw:fill="none" fo:min-height="3.27cm" fo:padding-top="0.102cm" fo:padding-bottom="0.102cm" fo:padding-left="0.102cm" fo:padding-right="0.102cm"/>
    </style:style>
    <style:style style:name="gr36" style:family="graphic" style:parent-style-name="standard">
      <style:graphic-properties draw:stroke="none" draw:fill="none" fo:min-height="12.16cm" fo:padding-top="0.102cm" fo:padding-bottom="0.102cm" fo:padding-left="0.102cm" fo:padding-right="0.102cm"/>
    </style:style>
    <style:style style:name="gr37" style:family="graphic" style:parent-style-name="standard">
      <style:graphic-properties draw:stroke="none" draw:fill="bitmap" draw:fill-image-name="Bitmap_5f_5" style:repeat="stretch" draw:fill-image-ref-point="top-left" draw:shadow="hidden"/>
    </style:style>
    <style:style style:name="gr38" style:family="graphic" style:parent-style-name="standard">
      <style:graphic-properties draw:stroke="none" draw:fill="bitmap" draw:fill-image-name="Bitmap_5f_6" style:repeat="stretch" draw:fill-image-ref-point="top-left" draw:shadow="hidden"/>
    </style:style>
    <style:style style:name="gr39" style:family="graphic" style:parent-style-name="standard">
      <style:graphic-properties draw:stroke="none" draw:fill="none" fo:min-height="2.654cm" fo:padding-top="0.102cm" fo:padding-bottom="0.102cm" fo:padding-left="0.102cm" fo:padding-right="0.102cm"/>
    </style:style>
    <style:style style:name="P1" style:family="paragraph">
      <style:paragraph-properties fo:margin-top="0cm" fo:margin-bottom="0.212cm" fo:text-align="justify"/>
    </style:style>
    <style:style style:name="P2" style:family="paragraph">
      <style:paragraph-properties fo:text-align="start"/>
    </style:style>
    <style:style style:name="P3" style:family="paragraph">
      <style:paragraph-properties fo:text-align="center"/>
    </style:style>
    <style:style style:name="P4" style:family="paragraph">
      <style:paragraph-properties fo:margin-top="0cm" fo:margin-bottom="0.212cm" fo:text-align="start"/>
    </style:style>
    <style:style style:name="P5" style:family="paragraph">
      <style:paragraph-properties fo:margin-left="0cm" fo:margin-right="0cm" fo:text-align="start" fo:text-indent="1.411cm"/>
    </style:style>
    <style:style style:name="P6" style:family="paragraph">
      <style:paragraph-properties fo:margin-left="0cm" fo:margin-right="0cm" fo:text-align="start" fo:text-indent="1.27cm"/>
    </style:style>
    <style:style style:name="P7" style:family="paragraph">
      <style:paragraph-properties fo:margin-left="4.904cm" fo:margin-right="0cm" fo:text-align="start" fo:text-indent="-4.904cm"/>
    </style:style>
    <style:style style:name="P8" style:family="paragraph">
      <style:paragraph-properties fo:margin-left="5.398cm" fo:margin-right="0cm" fo:text-align="start" fo:text-indent="-5.398cm"/>
    </style:style>
    <style:style style:name="P9" style:family="paragraph">
      <style:paragraph-properties fo:margin-left="0cm" fo:margin-right="0cm" fo:text-align="start" fo:text-indent="10.795cm"/>
    </style:style>
    <style:style style:name="P10" style:family="paragraph">
      <style:paragraph-properties fo:line-height="125%" fo:text-align="center"/>
    </style:style>
    <style:style style:name="P11" style:family="paragraph">
      <style:paragraph-properties fo:margin-top="0cm" fo:margin-bottom="0.212cm" fo:text-align="center"/>
    </style:style>
    <style:style style:name="T1" style:family="text">
      <style:text-properties fo:color="#000000" style:font-name="Century Schoolbook1" fo:font-size="16pt" style:font-name-asian="Century Schoolbook1" style:font-size-asian="16pt" style:font-name-complex="Century Schoolbook1" style:font-size-complex="16pt"/>
    </style:style>
    <style:style style:name="T2" style:family="text">
      <style:text-properties fo:color="#000000" style:font-name="Century Schoolbook1" fo:font-size="11pt" style:font-name-asian="Century Schoolbook1" style:font-size-asian="11pt" style:font-name-complex="Century Schoolbook1" style:font-size-complex="11pt"/>
    </style:style>
    <style:style style:name="T3" style:family="text">
      <style:text-properties fo:color="#ff0000" style:font-name="Century Schoolbook1" fo:font-size="11pt" style:font-name-asian="Century Schoolbook1" style:font-size-asian="11pt" style:font-name-complex="Century Schoolbook1" style:font-size-complex="11pt"/>
    </style:style>
    <style:style style:name="T4" style:family="text">
      <style:text-properties fo:color="#000000" style:font-name="Times New Roman1" fo:font-size="9.5pt" style:font-name-asian="Times New Roman1" style:font-size-asian="9.5pt" style:font-name-complex="Times New Roman1" style:font-size-complex="9.5pt"/>
    </style:style>
    <style:style style:name="T5" style:family="text">
      <style:text-properties fo:color="#006699" style:font-name="Tahoma1" fo:font-size="10pt" fo:font-style="italic" fo:font-weight="bold" style:font-name-asian="Tahoma1" style:font-size-asian="10pt" style:font-style-asian="italic" style:font-weight-asian="bold" style:font-name-complex="Tahoma1" style:font-size-complex="10pt" style:font-style-complex="italic" style:font-weight-complex="bold"/>
    </style:style>
    <style:style style:name="T6" style:family="text">
      <style:text-properties fo:color="#006699" style:font-name="DaunPenh1" fo:font-size="20pt" style:font-name-asian="DaunPenh1" style:font-size-asian="20pt" style:font-name-complex="DaunPenh1" style:font-size-complex="20pt"/>
    </style:style>
    <style:style style:name="T7" style:family="text">
      <style:text-properties fo:color="#006699" style:font-name="DaunPenh1" fo:font-size="12pt" style:font-name-asian="DaunPenh1" style:font-size-asian="12pt" style:font-name-complex="DaunPenh1" style:font-size-complex="12pt"/>
    </style:style>
    <style:style style:name="T8" style:family="text">
      <style:text-properties fo:color="#006699" style:font-name="Palatino Linotype1" fo:font-size="12pt" style:font-name-asian="Palatino Linotype1" style:font-size-asian="12pt" style:font-name-complex="Palatino Linotype1" style:font-size-complex="12pt"/>
    </style:style>
    <style:style style:name="T9" style:family="text">
      <style:text-properties fo:color="#006699" style:font-name="Palatino Linotype1" fo:font-size="11pt" style:font-name-asian="Palatino Linotype1" style:font-size-asian="11pt" style:font-name-complex="Palatino Linotype1" style:font-size-complex="11pt"/>
    </style:style>
    <style:style style:name="T10" style:family="text">
      <style:text-properties fo:color="#000000" style:font-name="Palatino Linotype1" fo:font-size="11pt" style:font-name-asian="Palatino Linotype1" style:font-size-asian="11pt" style:font-name-complex="Palatino Linotype1" style:font-size-complex="11pt"/>
    </style:style>
    <style:style style:name="T11" style:family="text">
      <style:text-properties fo:color="#006699" style:font-name="Times New Roman1" fo:font-size="9.5pt" style:text-underline-style="solid" style:text-underline-width="auto" style:text-underline-color="font-color" fo:font-weight="bold" style:font-name-asian="Times New Roman1" style:font-size-asian="9.5pt" style:font-weight-asian="bold" style:font-name-complex="Times New Roman1" style:font-size-complex="9.5pt" style:font-weight-complex="bold"/>
    </style:style>
    <style:style style:name="T12" style:family="text">
      <style:text-properties fo:color="#000000" style:font-name="Times New Roman1" fo:font-size="8pt" style:font-name-asian="Times New Roman1" style:font-size-asian="8pt" style:font-name-complex="Times New Roman1" style:font-size-complex="8pt"/>
    </style:style>
    <style:style style:name="T13" style:family="text">
      <style:text-properties fo:color="#000000" style:font-name="Times New Roman1" fo:font-size="9.5pt" fo:font-weight="bold" style:font-name-asian="Times New Roman1" style:font-size-asian="9.5pt" style:font-weight-asian="bold" style:font-name-complex="Times New Roman1" style:font-size-complex="9.5pt" style:font-weight-complex="bold"/>
    </style:style>
    <style:style style:name="T14" style:family="text">
      <style:text-properties fo:color="#006699" style:font-name="Palatino Linotype1" fo:font-size="22.6000003814697pt" style:text-underline-style="solid" style:text-underline-width="auto" style:text-underline-color="font-color" style:font-name-asian="Palatino Linotype1" style:font-size-asian="22.6000003814697pt" style:font-name-complex="Palatino Linotype1" style:font-size-complex="22.6000003814697pt"/>
    </style:style>
    <style:style style:name="T15" style:family="text">
      <style:text-properties fo:color="#006699" style:font-name="Palatino Linotype1" fo:font-size="22.6000003814697pt" style:font-name-asian="Palatino Linotype1" style:font-size-asian="22.6000003814697pt" style:font-name-complex="Palatino Linotype1" style:font-size-complex="22.6000003814697pt"/>
    </style:style>
    <style:style style:name="T16" style:family="text">
      <style:text-properties fo:color="#6699ff" style:font-name="Palatino Linotype1" fo:font-size="22.6000003814697pt" style:text-underline-style="solid" style:text-underline-width="auto" style:text-underline-color="font-color" style:font-name-asian="Palatino Linotype1" style:font-size-asian="22.6000003814697pt" style:font-name-complex="Palatino Linotype1" style:font-size-complex="22.6000003814697pt"/>
    </style:style>
    <style:style style:name="T17" style:family="text">
      <style:text-properties fo:color="#000000" style:font-name="Times New Roman1"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18" style:family="text">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T19" style:family="text">
      <style:text-properties fo:color="#000000" style:font-name="Franklin Gothic Demi1" fo:font-size="10pt" style:font-name-asian="Franklin Gothic Demi1" style:font-size-asian="10pt" style:font-name-complex="Franklin Gothic Demi1" style:font-size-complex="10pt"/>
    </style:style>
    <style:style style:name="T20" style:family="text">
      <style:text-properties fo:color="#000000" style:font-name="Showcard Gothic1" fo:font-size="11pt" style:font-name-asian="Showcard Gothic1" style:font-size-asian="11pt" style:font-name-complex="Showcard Gothic1" style:font-size-complex="11pt"/>
    </style:style>
    <style:style style:name="T21" style:family="text">
      <style:text-properties fo:color="#000000" style:font-name="Times New Roman1" fo:font-size="9pt" fo:font-style="italic" style:font-name-asian="Times New Roman1" style:font-size-asian="9pt" style:font-style-asian="italic" style:font-name-complex="Times New Roman1" style:font-size-complex="9pt" style:font-style-complex="italic"/>
    </style:style>
    <style:style style:name="T22" style:family="text">
      <style:text-properties fo:color="#000000" style:font-name="Tahoma1" fo:font-size="9pt" fo:font-style="italic" style:font-name-asian="Tahoma1" style:font-size-asian="9pt" style:font-style-asian="italic" style:font-name-complex="Tahoma1" style:font-size-complex="9pt" style:font-style-complex="italic"/>
    </style:style>
    <style:style style:name="T23" style:family="text">
      <style:text-properties fo:color="#000000" style:font-name="Tahoma1" fo:font-size="9pt" style:font-name-asian="Tahoma1" style:font-size-asian="9pt" style:font-name-complex="Tahoma1" style:font-size-complex="9pt"/>
    </style:style>
    <style:style style:name="T24" style:family="text">
      <style:text-properties fo:color="#000000" style:font-name="Tahoma1" fo:font-size="9pt" fo:font-weight="bold" style:font-name-asian="Tahoma1" style:font-size-asian="9pt" style:font-weight-asian="bold" style:font-name-complex="Tahoma1" style:font-size-complex="9pt" style:font-weight-complex="bold"/>
    </style:style>
    <style:style style:name="T25" style:family="text">
      <style:text-properties fo:color="#000000" style:font-name="Monotype Corsiva1" fo:font-size="12pt" style:font-name-asian="Monotype Corsiva1" style:font-size-asian="12pt" style:font-name-complex="Monotype Corsiva1" style:font-size-complex="12pt"/>
    </style:style>
    <style:style style:name="T26" style:family="text">
      <style:text-properties fo:color="#000000" style:font-name="Century Schoolbook1" fo:font-size="11pt" fo:font-weight="bold" style:font-name-asian="Century Schoolbook1" style:font-size-asian="11pt" style:font-weight-asian="bold" style:font-name-complex="Century Schoolbook1" style:font-size-complex="11pt" style:font-weight-complex="bold"/>
    </style:style>
    <style:style style:name="T27" style:family="text">
      <style:text-properties fo:color="#006699" style:font-name="Times New Roman1" fo:font-size="12pt" fo:font-weight="bold" style:font-name-asian="Times New Roman1" style:font-size-asian="12pt" style:font-weight-asian="bold" style:font-name-complex="Times New Roman1" style:font-size-complex="12pt" style:font-weight-complex="bold"/>
    </style:style>
    <style:style style:name="T28"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29" style:family="text">
      <style:text-properties fo:color="#000000" style:font-name="Times New Roman1" fo:font-size="11pt" style:font-name-asian="Times New Roman1" style:font-size-asian="11pt" style:font-name-complex="Times New Roman1" style:font-size-complex="11pt"/>
    </style:style>
    <style:style style:name="T30" style:family="text">
      <style:text-properties fo:color="#000000" style:font-name="Times New Roman1"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T31" style:family="text">
      <style:text-properties fo:color="#000000" style:font-name="Times New Roman1" fo:font-size="11pt" fo:font-style="italic" style:text-underline-style="solid" style:text-underline-width="auto" style:text-underline-color="font-color" fo:font-weight="bold" style:font-name-asian="Times New Roman1" style:font-size-asian="11pt" style:font-style-asian="italic" style:font-weight-asian="bold" style:font-name-complex="Times New Roman1" style:font-size-complex="11pt" style:font-style-complex="italic" style:font-weight-complex="bold"/>
    </style:style>
    <style:style style:name="T32" style:family="text">
      <style:text-properties fo:color="#000000" style:font-name="Times New Roman1" fo:font-size="9pt" fo:font-weight="bold" style:font-name-asian="Times New Roman1" style:font-size-asian="9pt" style:font-weight-asian="bold" style:font-name-complex="Times New Roman1" style:font-size-complex="9pt" style:font-weight-complex="bold"/>
    </style:style>
    <style:style style:name="T33" style:family="text">
      <style:text-properties fo:color="#006699" style:font-name="Times New Roman1" fo:font-size="10pt" style:font-name-asian="Times New Roman1" style:font-size-asian="10pt" style:font-name-complex="Times New Roman1" style:font-size-complex="10pt"/>
    </style:style>
    <style:style style:name="T34" style:family="text">
      <style:text-properties fo:color="#000000" style:font-name="Times New Roman1" fo:font-size="14pt" style:font-name-asian="Times New Roman1" style:font-size-asian="14pt" style:font-name-complex="Times New Roman1" style:font-size-complex="14pt"/>
    </style:style>
    <style:style style:name="T35" style:family="text">
      <style:text-properties fo:color="#000000" style:font-name="Verdana1" fo:font-size="20pt" fo:font-style="italic" style:text-underline-style="solid" style:text-underline-width="auto" style:text-underline-color="font-color" fo:font-weight="bold" style:font-name-asian="Verdana1" style:font-size-asian="20pt" style:font-style-asian="italic" style:font-weight-asian="bold" style:font-name-complex="Verdana1" style:font-size-complex="20pt" style:font-style-complex="italic" style:font-weight-complex="bold"/>
    </style:style>
    <style:style style:name="T36" style:family="text">
      <style:text-properties fo:color="#000000" style:font-name="Verdana1" fo:font-size="20pt" fo:font-style="italic" fo:font-weight="bold" style:font-name-asian="Verdana1" style:font-size-asian="20pt" style:font-style-asian="italic" style:font-weight-asian="bold" style:font-name-complex="Verdana1" style:font-size-complex="20pt" style:font-style-complex="italic" style:font-weight-complex="bold"/>
    </style:style>
    <style:style style:name="T37" style:family="text">
      <style:text-properties fo:color="#000000" style:font-name="Verdana1" fo:font-size="14pt" fo:font-weight="bold" style:font-name-asian="Verdana1" style:font-size-asian="14pt" style:font-weight-asian="bold" style:font-name-complex="Verdana1" style:font-size-complex="14pt" style:font-weight-complex="bold"/>
    </style:style>
    <style:style style:name="T38" style:family="text">
      <style:text-properties fo:color="#000000" style:font-name="Verdana1" fo:font-size="11.5pt" fo:font-weight="bold" style:font-name-asian="Verdana1" style:font-size-asian="11.5pt" style:font-weight-asian="bold" style:font-name-complex="Verdana1" style:font-size-complex="11.5pt" style:font-weight-complex="bold"/>
    </style:style>
    <style:style style:name="T39" style:family="text">
      <style:text-properties fo:color="#000000" style:font-name="Palatino Linotype1" fo:font-size="10pt" fo:font-weight="bold" style:font-name-asian="Palatino Linotype1" style:font-size-asian="10pt" style:font-weight-asian="bold" style:font-name-complex="Palatino Linotype1" style:font-size-complex="10pt" style:font-weight-complex="bold"/>
    </style:style>
    <style:style style:name="T40" style:family="text">
      <style:text-properties fo:color="#000000" style:font-name="Palatino Linotype1" fo:font-size="10pt" style:font-name-asian="Palatino Linotype1" style:font-size-asian="10pt" style:font-name-complex="Palatino Linotype1" style:font-size-complex="10pt"/>
    </style:style>
    <style:style style:name="T41" style:family="text">
      <style:text-properties fo:color="#000000" style:font-name="Impact1" fo:font-size="10pt" style:font-name-asian="Impact1" style:font-size-asian="10pt" style:font-name-complex="Impact1" style:font-size-complex="10pt"/>
    </style:style>
    <style:style style:name="T42" style:family="text">
      <style:text-properties fo:color="#006699" style:font-name="Verdana1" fo:font-size="9.5pt" fo:font-style="italic" fo:font-weight="bold" style:font-name-asian="Verdana1" style:font-size-asian="9.5pt" style:font-style-asian="italic" style:font-weight-asian="bold" style:font-name-complex="Verdana1" style:font-size-complex="9.5pt" style:font-style-complex="italic" style:font-weight-complex="bold"/>
    </style:style>
    <style:style style:name="T43" style:family="text">
      <style:text-properties fo:color="#006699" style:font-name="Sylfaen1" fo:font-size="11.5pt" fo:font-style="italic" fo:font-weight="bold" style:font-name-asian="Sylfaen1" style:font-size-asian="11.5pt" style:font-style-asian="italic" style:font-weight-asian="bold" style:font-name-complex="Sylfaen1" style:font-size-complex="11.5pt" style:font-style-complex="italic" style:font-weight-complex="bold"/>
    </style:style>
    <style:style style:name="T44" style:family="text">
      <style:text-properties fo:color="#006699" style:font-name="Sylfaen1" fo:font-size="9.5pt" fo:font-style="italic" fo:font-weight="bold" style:font-name-asian="Sylfaen1" style:font-size-asian="9.5pt" style:font-style-asian="italic" style:font-weight-asian="bold" style:font-name-complex="Sylfaen1" style:font-size-complex="9.5pt" style:font-style-complex="italic" style:font-weight-complex="bold"/>
    </style:style>
    <style:style style:name="T45" style:family="text">
      <style:text-properties fo:color="#006699" style:font-name="Verdana1" fo:font-size="11.5pt" fo:font-style="italic" fo:font-weight="bold" style:font-name-asian="Verdana1" style:font-size-asian="11.5pt" style:font-style-asian="italic" style:font-weight-asian="bold" style:font-name-complex="Verdana1" style:font-size-complex="11.5pt" style:font-style-complex="italic" style:font-weight-complex="bold"/>
    </style:style>
    <style:style style:name="T46" style:family="text">
      <style:text-properties fo:color="#000000" style:font-name="Verdana1" fo:font-size="22pt" style:font-name-asian="Verdana1" style:font-size-asian="22pt" style:font-name-complex="Verdana1" style:font-size-complex="22pt"/>
    </style:style>
    <style:style style:name="T47" style:family="text">
      <style:text-properties fo:color="#000000" style:font-name="Palatino Linotype1" fo:font-size="9.5pt" style:text-underline-style="solid" style:text-underline-width="auto" style:text-underline-color="font-color" fo:font-weight="bold" style:font-name-asian="Palatino Linotype1" style:font-size-asian="9.5pt" style:font-weight-asian="bold" style:font-name-complex="Palatino Linotype1" style:font-size-complex="9.5pt" style:font-weight-complex="bold"/>
    </style:style>
    <style:style style:name="T48" style:family="text">
      <style:text-properties fo:color="#000000" style:font-name="Verdana1" fo:font-size="11.5pt" fo:font-style="italic" fo:font-weight="bold" style:font-name-asian="Verdana1" style:font-size-asian="11.5pt" style:font-style-asian="italic" style:font-weight-asian="bold" style:font-name-complex="Verdana1" style:font-size-complex="11.5pt" style:font-style-complex="italic" style:font-weight-complex="bold"/>
    </style:style>
    <style:style style:name="T49" style:family="text">
      <style:text-properties fo:color="#000000" style:font-name="Verdana1" fo:font-size="11pt" fo:font-style="italic" fo:font-weight="bold" style:font-name-asian="Verdana1" style:font-size-asian="11pt" style:font-style-asian="italic" style:font-weight-asian="bold" style:font-name-complex="Verdana1" style:font-size-complex="11pt" style:font-style-complex="italic" style:font-weight-complex="bold"/>
    </style:style>
    <style:style style:name="T50" style:family="text">
      <style:text-properties fo:color="#000000"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1"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52" style:family="text">
      <style:text-properties fo:color="#000000" style:font-name="Verdana1" fo:font-size="10pt" fo:font-style="italic" fo:font-weight="bold" style:font-name-asian="Verdana1" style:font-size-asian="10pt" style:font-style-asian="italic" style:font-weight-asian="bold" style:font-name-complex="Verdana1" style:font-size-complex="10pt" style:font-style-complex="italic" style:font-weight-complex="bold"/>
    </style:style>
    <style:style style:name="T53" style:family="text">
      <style:text-properties fo:color="#000000" style:font-name="Verdana1" fo:font-size="11pt" style:font-name-asian="Verdana1" style:font-size-asian="11pt" style:font-name-complex="Verdana1" style:font-size-complex="11pt"/>
    </style:style>
    <style:style style:name="T54" style:family="text">
      <style:text-properties fo:color="#000000" style:font-name="Verdana1" fo:font-size="12pt" fo:font-style="italic" fo:font-weight="bold" style:font-name-asian="Verdana1" style:font-size-asian="12pt" style:font-style-asian="italic" style:font-weight-asian="bold" style:font-name-complex="Verdana1" style:font-size-complex="12pt" style:font-style-complex="italic" style:font-weight-complex="bold"/>
    </style:style>
    <style:style style:name="T55" style:family="text">
      <style:text-properties fo:color="#000000" style:font-name="Verdana1" fo:font-size="12pt" style:font-name-asian="Verdana1" style:font-size-asian="12pt" style:font-name-complex="Verdana1" style:font-size-complex="12pt"/>
    </style:style>
    <style:style style:name="T56" style:family="text">
      <style:text-properties fo:color="#000000" style:font-name="Times New Roman1" fo:font-size="9.5pt" style:text-underline-style="solid" style:text-underline-width="auto" style:text-underline-color="font-color" fo:font-weight="bold" style:font-name-asian="Times New Roman1" style:font-size-asian="9.5pt" style:font-weight-asian="bold" style:font-name-complex="Times New Roman1" style:font-size-complex="9.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polygon draw:style-name="gr1" draw:layer="layout" svg:width="4.198cm" svg:height="7.029cm" svg:x="6.604cm" svg:y="7.894cm" svg:viewBox="0 0 4199 7030" draw:points="0,0 4199,0 4199,7030 0,7030">
            <text:p/>
          </draw:polygon>
          <draw:frame draw:style-name="gr2" draw:layer="layout" svg:width="4.198cm" svg:height="13.748cm" svg:x="6.604cm" svg:y="7.894cm">
            <draw:text-box>
              <text:p text:style-name="P1"><text:span text:style-name="T1">I</text:span><text:span text:style-name="T2"> believe that we all deserve mercy. What does mercy mean to you? To me mercy means thinking of more than ourselves., it means looking at the big picture and asking God’s mercy for our nation and our state. But most of all we need to have God’s mercy for our community. </text:span></text:p>
              <text:p text:style-name="P1"><text:span text:style-name="T2">The people that live in our community are in need of mercy and our help as we come to the end of the year. Feed the City will be kicking off several events and activities. We look forward to showing mercy and help to the residents in our community.</text:span><text:span text:style-name="T3"> </text:span></text:p>
            </draw:text-box>
          </draw:frame>
        </draw:g>
        <draw:g>
          <draw:polygon draw:style-name="gr1" draw:layer="layout" svg:width="4.677cm" svg:height="6.896cm" svg:x="11.198cm" svg:y="7.894cm" svg:viewBox="0 0 4678 6897" draw:points="0,0 4678,0 4678,6897 0,6897">
            <text:p/>
          </draw:polygon>
          <draw:frame draw:style-name="gr3" draw:layer="layout" svg:width="4.677cm" svg:height="13.244cm" svg:x="11.198cm" svg:y="7.894cm">
            <draw:text-box>
              <text:p text:style-name="P1"><text:span text:style-name="T1">I</text:span><text:span text:style-name="T2"> believe that we all deserve mercy. What does mercy mean to you? To me mercy means thinking of more than ourselves., it means looking at the big picture and asking God’s mercy for our nation and our state. But most of all we need to have God’s mercy for our community. </text:span></text:p>
              <text:p text:style-name="P1"><text:span text:style-name="T2">The people that live in our community are in need of mercy and our help as we come to the end of the year. Feed the City will be kicking off several events and activities. We look forward to showing mercy and help to the residents in our community.</text:span><text:span text:style-name="T3"> </text:span></text:p>
            </draw:text-box>
          </draw:frame>
        </draw:g>
        <draw:g>
          <draw:polygon draw:style-name="gr1" draw:layer="layout" svg:width="4.049cm" svg:height="5.08cm" svg:x="15.718cm" svg:y="9.684cm" svg:viewBox="0 0 4050 5081" draw:points="0,0 4050,0 4050,5081 0,5081">
            <text:p/>
          </draw:polygon>
          <draw:frame draw:style-name="gr4" draw:layer="layout" svg:width="4.049cm" svg:height="5.08cm" svg:x="15.718cm" svg:y="9.684cm">
            <draw:text-box>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3"><text:span text:style-name="T5">Executive Dir. </text:span></text:p>
              <text:p text:style-name="P3"><text:span text:style-name="T5">Larry D. Coleman </text:span></text:p>
            </draw:text-box>
          </draw:frame>
        </draw:g>
        <draw:g>
          <draw:polygon draw:style-name="gr1" draw:layer="layout" svg:width="12.827cm" svg:height="3.619cm" svg:x="7.239cm" svg:y="1.27cm" svg:viewBox="0 0 12828 3620" draw:points="0,0 12828,0 12828,3620 0,3620">
            <text:p/>
          </draw:polygon>
          <draw:frame draw:style-name="gr5" draw:layer="layout" svg:width="12.827cm" svg:height="5.763cm" svg:x="7.239cm" svg:y="-0.874cm">
            <draw:text-box>
              <text:p text:style-name="P3"><text:span text:style-name="T6">FEED THE CITY NEWSLETTER </text:span></text:p>
              <text:p text:style-name="P3"><text:span text:style-name="T7">1100 So. 26th Street </text:span></text:p>
              <text:p text:style-name="P3"><text:span text:style-name="T7">Louisville, KY 40210 </text:span></text:p>
              <text:p text:style-name="P3"><text:span text:style-name="T8">Ph: (502) 772-5384 Fax: (502) 778-9333 </text:span></text:p>
              <text:p text:style-name="P2"><text:span text:style-name="T9">Email: feedthecity@att.net - www.feedthecityky.com</text:span><text:span text:style-name="T8"> </text:span></text:p>
              <text:p text:style-name="P3"><text:span text:style-name="T8"/></text:p>
              <text:p text:style-name="P3"><text:span text:style-name="T8"/></text:p>
              <text:p text:style-name="P3"><text:span text:style-name="T8"/></text:p>
              <text:p text:style-name="P3"><text:span text:style-name="T10"/></text:p>
              <text:p text:style-name="P3"><text:span text:style-name="T10"/></text:p>
            </draw:text-box>
          </draw:frame>
        </draw:g>
        <draw:g>
          <draw:polygon draw:style-name="gr1" draw:layer="layout" svg:width="4.604cm" svg:height="2.223cm" svg:x="11.113cm" svg:y="12.7cm" svg:viewBox="0 0 4605 2224" draw:points="0,0 4605,0 4605,2224 0,2224">
            <text:p/>
          </draw:polygon>
          <draw:polygon draw:style-name="gr6" draw:layer="layout" svg:width="4.604cm" svg:height="2.223cm" svg:x="11.113cm" svg:y="12.7cm" svg:viewBox="0 0 4605 2224" draw:points="0,0 4605,0 4605,2224 0,2224">
            <text:p/>
          </draw:polygon>
          <draw:frame draw:style-name="gr7" draw:layer="layout" svg:width="4.604cm" svg:height="2.229cm" svg:x="11.113cm" svg:y="12.7cm">
            <draw:text-box>
              <text:p text:style-name="P3"><text:span text:style-name="T11">Volunteer Opportunity! </text:span></text:p>
              <text:p text:style-name="P3"><text:span text:style-name="T12">Volunteers are always needed to help serve meals. Often times people will come to volunteer, but will leave with much more! </text:span></text:p>
              <text:p text:style-name="P3"><text:span text:style-name="T4">Call today! </text:span><text:span text:style-name="T13">(502) 772-5384 </text:span></text:p>
            </draw:text-box>
          </draw:frame>
        </draw:g>
        <draw:line draw:style-name="gr8" draw:layer="layout" svg:x1="7.239cm" svg:y1="4.889cm" svg:x2="20.066cm" svg:y2="4.889cm">
          <text:p/>
        </draw:line>
        <draw:line draw:style-name="gr8" draw:layer="layout" svg:x1="6.35cm" svg:y1="17.78cm" svg:x2="19.368cm" svg:y2="17.78cm">
          <text:p/>
        </draw:line>
        <draw:line draw:style-name="gr8" draw:layer="layout" svg:x1="6.033cm" svg:y1="21.273cm" svg:x2="19.368cm" svg:y2="21.273cm">
          <text:p/>
        </draw:line>
        <draw:polygon draw:style-name="gr9" draw:layer="layout" svg:width="3.54cm" svg:height="18.308cm" svg:x="2.302cm" svg:y="7.844cm" svg:viewBox="0 0 3541 18309" draw:points="0,0 3541,0 3541,18309 0,18309">
          <text:p/>
        </draw:polygon>
        <draw:frame draw:style-name="gr10" draw:layer="layout" svg:width="18.054cm" svg:height="3.54cm" draw:transform="rotate (1.5707963267949) translate (2.302cm 25.898cm)">
          <draw:text-box>
            <text:p text:style-name="P3"><text:span text:style-name="T14">Mission: </text:span><text:span text:style-name="T15">“To feed and clothe the needy in Louisville, KY and Southern IN.”</text:span><text:span text:style-name="T16"> </text:span></text:p>
          </draw:text-box>
        </draw:frame>
        <draw:polygon draw:style-name="gr11" draw:layer="layout" svg:width="1.032cm" svg:height="18.308cm" svg:x="1.27cm" svg:y="7.844cm" svg:viewBox="0 0 1033 18309" draw:points="0,0 1033,0 1033,18309 0,18309">
          <text:p/>
        </draw:polygon>
        <draw:frame draw:style-name="gr12" draw:layer="layout" svg:width="18.308cm" svg:height="1.032cm" draw:transform="rotate (1.5707963267949) translate (1.27cm 26.152cm)">
          <draw:text-box>
            <text:p text:style-name="P3"><text:span text:style-name="T17">All Donations Are </text:span><text:span text:style-name="T18">Tax deductible. Donations are accepted by mail! </text:span></text:p>
          </draw:text-box>
        </draw:frame>
        <draw:polygon draw:style-name="gr13" draw:layer="layout" svg:width="4.572cm" svg:height="2.686cm" svg:x="1.27cm" svg:y="1.158cm" svg:viewBox="0 0 4573 2687" draw:points="0,0 4573,0 4573,2687 0,2687">
          <text:p/>
        </draw:polygon>
        <draw:polygon draw:style-name="gr14" draw:layer="layout" svg:width="4.572cm" svg:height="4.001cm" svg:x="1.27cm" svg:y="3.844cm" svg:viewBox="0 0 4573 4002" draw:points="0,0 4573,0 4573,4002 0,4002">
          <text:p/>
        </draw:polygon>
        <draw:frame draw:style-name="gr15" draw:layer="layout" svg:width="4.572cm" svg:height="0.794cm" svg:x="1.27cm" svg:y="1.756cm">
          <draw:text-box>
            <text:p text:style-name="P3"><text:span text:style-name="T19">Volume 1—Issue 13 </text:span></text:p>
          </draw:text-box>
        </draw:frame>
        <draw:frame draw:style-name="gr16" draw:layer="layout" svg:width="5.431cm" svg:height="1.13cm" svg:x="1.27cm" svg:y="2.55cm">
          <draw:text-box>
            <text:p text:style-name="P2"><text:span text:style-name="T19">September - October 2015 </text:span></text:p>
          </draw:text-box>
        </draw:frame>
        <draw:g>
          <draw:polygon draw:style-name="gr14" draw:layer="layout" svg:width="8.815cm" svg:height="1.083cm" svg:x="6.686cm" svg:y="6.724cm" svg:viewBox="0 0 8816 1084" draw:points="0,0 8816,0 8816,1084 0,1084">
            <text:p/>
          </draw:polygon>
          <draw:frame draw:style-name="gr17" draw:layer="layout" svg:width="8.815cm" svg:height="1.083cm" svg:x="6.686cm" svg:y="6.724cm">
            <draw:text-box>
              <text:p text:style-name="P3"><text:span text:style-name="T20">MESSAGE FROM THE DIRECTOR </text:span></text:p>
            </draw:text-box>
          </draw:frame>
        </draw:g>
        <draw:frame draw:style-name="gr18" draw:layer="layout" svg:width="12.214cm" svg:height="1.972cm" svg:x="7.359cm" svg:y="5.05cm">
          <draw:text-box>
            <text:p text:style-name="P2"><text:span text:style-name="T21">“</text:span><text:span text:style-name="T22">For I was an hungered, and ye gave me meat: I was thirsty, and ye gave me drink: I was a stranger, and ye took me in: Naked, and ye clothed me: I was sick, and ye visited me: I was in prison, and ye came unto me.” </text:span><text:span text:style-name="T23">- </text:span><text:span text:style-name="T24">Matthew 25: 35-36</text:span><text:span text:style-name="T12"> </text:span></text:p>
          </draw:text-box>
        </draw:frame>
        <draw:g>
          <draw:polygon draw:style-name="gr19" draw:layer="layout" svg:width="2.736cm" svg:height="2.917cm" svg:x="7.474cm" svg:y="1.607cm" svg:viewBox="0 0 2737 2918" draw:points="0,0 2737,0 2737,2918 0,2918">
            <text:p/>
          </draw:polygon>
          <draw:path draw:style-name="gr20" draw:layer="layout" svg:width="3.713cm" svg:height="2.02cm" svg:x="6.985cm" svg:y="1.27cm" svg:viewBox="0 0 3714 2021" svg:d="M0 2021c0-372 78-688 249-1010s383-554 679-740c297-186 587-271 929-271s632 85 928 271c297 186 509 418 680 740s249 638 249 1010z">
            <text:p/>
          </draw:path>
        </draw:g>
        <draw:g>
          <draw:frame draw:style-name="gr21" draw:layer="layout" svg:width="4.298cm" svg:height="3.181cm" svg:x="15.798cm" svg:y="6.724cm">
            <draw:text-box>
              <text:p text:style-name="P3"><text:span text:style-name="T25">“</text:span><text:span text:style-name="T25">Has anyone ever told you that God loves you and that He has a wonderful plan for our life?” </text:span></text:p>
            </draw:text-box>
          </draw:frame>
        </draw:g>
        <draw:frame draw:style-name="gr22" draw:layer="layout" svg:width="13.811cm" svg:height="7.345cm" svg:x="6.033cm" svg:y="17.78cm">
          <draw:text-box>
            <text:p text:style-name="P4"><text:span text:style-name="T26">UPCOMING EVENTS: The New Shoe Giveaway is fast approaching. Sign-ups will be October 16, 2015 at 6:30pm. The Shoe Giveaway will be October 31, 2015 at 6:30pm. November 13, 2015 at 6:30 p.m. will begin the sign-ups for The Thanksgiving Turkey Food Box Giveaway and The Buy a Coat Warm a Heart Giveaway. The Thanksgiving Turkey Food Box Giveaway will be on Tuesday, November 24th at 11 a.m. The Buy a Coat/Warm a Heart Giveaway will be held on Wednesday, December 23, 2015 at 11a.m. Volunteers are needed! </text:span></text:p>
            <text:p text:style-name="P4"><text:span text:style-name="T26"/></text:p>
            <text:p text:style-name="P4"><text:span text:style-name="T26"/></text:p>
            <text:p text:style-name="P4"><text:span text:style-name="T26"/></text:p>
          </draw:text-box>
        </draw:frame>
        <draw:frame draw:style-name="gr23" draw:layer="layout" svg:width="12.207cm" svg:height="4.619cm" svg:x="8.119cm" svg:y="21.739cm">
          <draw:text-box>
            <text:p text:style-name="P3"><text:span text:style-name="T27">WILL YOU SPONSOR-A-FAMILY? </text:span></text:p>
            <text:p text:style-name="P3"><text:span text:style-name="T28">$30.00 ($1.00 X 30 Days) A MONTH FOR 1 YEAR WILL FEED A FAMILY </text:span></text:p>
            <text:p text:style-name="P3"><text:span text:style-name="T29">(</text:span><text:span text:style-name="T28">$1.00 A day provides </text:span><text:span text:style-name="T30">Nutrition for a Family</text:span><text:span text:style-name="T29">) </text:span></text:p>
            <text:p text:style-name="P3"><text:span text:style-name="T31">Call us today and find out how! </text:span></text:p>
            <text:p text:style-name="P3"><text:span text:style-name="T32">FOR A TAX DEDUCTABLE DONATION OF ANY KIND, CONTACT FEED THE CITY </text:span></text:p>
            <text:p text:style-name="P3"><text:span text:style-name="T32">LARRY D. COLEMAN, EXECUTIVE DIRECTOR </text:span></text:p>
            <text:p text:style-name="P3"><text:span text:style-name="T32">PHONE: (502) 772-5384 OR EMAIL: FEEDTHECITY@ATT.NET </text:span></text:p>
            <text:p text:style-name="P3"><text:span text:style-name="T32">FEED THE CITY IS A 501 (C) 3 NON-PROFIT ORGANIZATION </text:span></text:p>
            <text:p text:style-name="P3"><text:span text:style-name="T29"/></text:p>
          </draw:text-box>
        </draw:frame>
        <draw:g>
          <draw:polygon draw:style-name="gr24" draw:layer="layout" svg:width="13.494cm" svg:height="2.871cm" svg:x="6.033cm" svg:y="14.909cm" svg:viewBox="0 0 13495 2872" draw:points="0,0 13495,0 13495,2872 0,2872">
            <text:p/>
          </draw:polygon>
          <draw:frame draw:style-name="gr25" draw:layer="layout" svg:width="13.494cm" svg:height="2.844cm" svg:x="6.033cm" svg:y="14.936cm">
            <draw:text-box>
              <text:p text:style-name="P2"><text:span text:style-name="T33">Feed the City just completed our Annual School Uniform and Backpack Giveaway. We teamed up with LG&amp;E to provide backpacks to children grades Pre-K thru 12. The festivities continued with the Back to School Uniform Giveaway. The service included free haircuts for children, free food and food boxes to families in need. It was a good time for all, praising the Lord and providing for the community. Feed the City would like to thank all the sponsors, members and volunteers for two successful events! </text:span></text:p>
            </draw:text-box>
          </draw:frame>
        </draw:g>
        <draw:frame draw:style-name="gr26" draw:layer="layout" svg:width="3.598cm" svg:height="4.657cm" svg:x="6.033cm" svg:y="21.607cm">
          <draw:text-box>
            <text:p text:style-name="P2"><text:span text:style-name="T34">Proverbs 30:25 </text:span></text:p>
            <text:p text:style-name="P2"><text:span text:style-name="T34">“</text:span><text:span text:style-name="T34">The ants are not a strong people, but they prepare their food in the summer.” </text:span></text:p>
          </draw:text-box>
        </draw:frame>
        <draw:polygon draw:style-name="gr27" draw:layer="layout" svg:width="2.905cm" svg:height="3.175cm" svg:x="16.351cm" svg:y="9.843cm" svg:viewBox="0 0 2906 3176" draw:points="0,0 2906,0 2906,3176 0,3176">
          <text:p/>
        </draw:polygon>
        <draw:polygon draw:style-name="gr28" draw:layer="layout" svg:width="4.604cm" svg:height="4.059cm" svg:x="1.27cm" svg:y="3.81cm" svg:viewBox="0 0 4605 4060" draw:points="0,0 4605,0 4605,4060 0,4060">
          <text:p/>
        </draw:polygon>
      </draw:page>
      <draw:page draw:name="page2" draw:style-name="dp1" draw:master-page-name="Default">
        <office:forms form:automatic-focus="false" form:apply-design-mode="false"/>
        <draw:g>
          <draw:polygon draw:style-name="gr1" draw:layer="layout" svg:width="8.046cm" svg:height="11.449cm" svg:x="1.524cm" svg:y="14.068cm" svg:viewBox="0 0 8047 11450" draw:points="0,0 8047,0 8047,11450 0,11450">
            <text:p/>
          </draw:polygon>
          <draw:frame draw:style-name="gr29" draw:layer="layout" svg:width="8.046cm" svg:height="11.887cm" svg:x="1.524cm" svg:y="14.068cm">
            <draw:text-box>
              <text:p text:style-name="P3"><text:span text:style-name="T35">The Mission</text:span><text:span text:style-name="T36"> </text:span></text:p>
              <text:p text:style-name="P3"><text:span text:style-name="T37">To Feed and Clothe the Needy </text:span></text:p>
              <text:p text:style-name="P3"><text:span text:style-name="T37">in Louisville, KY &amp; Southern, IN </text:span></text:p>
              <text:p text:style-name="P3"><text:span text:style-name="T38">$30.00 A MONTH WILL FEED AND GIVE HOPE TO A FAMILY. </text:span></text:p>
              <text:p text:style-name="P3"><text:span text:style-name="T37">($1.00 a day x 30 = $30 A Month) </text:span></text:p>
              <text:p text:style-name="P3"><text:span text:style-name="T38">Mail Your Donation Or Gift Certificate To: </text:span></text:p>
              <text:p text:style-name="P3"><text:span text:style-name="T38">Feed The City </text:span></text:p>
              <text:p text:style-name="P3"><text:span text:style-name="T38">c/o Larry D. Coleman, Executive Director </text:span></text:p>
              <text:p text:style-name="P3"><text:span text:style-name="T38">1100 So. 26th St. </text:span></text:p>
              <text:p text:style-name="P3"><text:span text:style-name="T38">Louisville, KY 40210 </text:span></text:p>
              <text:p text:style-name="P3"><text:span text:style-name="T38"/></text:p>
              <text:p text:style-name="P3"><text:span text:style-name="T38">All gift certificates are welcome. </text:span></text:p>
              <text:p text:style-name="P3"><text:span text:style-name="T38">(Kroger, Meijer’s, Save-A-Lot, Wal-Mart, etc.) </text:span></text:p>
              <text:p text:style-name="P3"><text:span text:style-name="T37">Call Us Today To Find Out How. </text:span></text:p>
            </draw:text-box>
          </draw:frame>
        </draw:g>
        <draw:line draw:style-name="gr8" draw:layer="layout" svg:x1="1.524cm" svg:y1="13.302cm" svg:x2="20.066cm" svg:y2="13.302cm">
          <text:p/>
        </draw:line>
        <draw:g>
          <draw:polygon draw:style-name="gr20" draw:layer="layout" svg:width="5.302cm" svg:height="1.914cm" svg:x="1.794cm" svg:y="10.51cm" svg:viewBox="0 0 5303 1915" draw:points="0,0 5303,0 5303,1915 0,1915">
            <text:p/>
          </draw:polygon>
          <draw:path draw:style-name="gr1" draw:layer="layout" svg:width="4.754cm" svg:height="1.914cm" svg:x="2.068cm" svg:y="10.51cm" svg:viewBox="0 0 4755 1915" svg:d="M0 0v1915-1915h4755zM0 0z">
            <text:p/>
          </draw:path>
          <draw:frame draw:style-name="gr30" draw:layer="layout" svg:width="4.405cm" svg:height="1.326cm" svg:x="2.242cm" svg:y="10.788cm">
            <draw:text-box>
              <text:p text:style-name="P3"><text:span text:style-name="T39">WE ARE ON THE WEB </text:span></text:p>
              <text:p text:style-name="P3"><text:span text:style-name="T40">Feedthecityky.com </text:span></text:p>
              <text:p text:style-name="P3"><text:span text:style-name="T41"/></text:p>
            </draw:text-box>
          </draw:frame>
        </draw:g>
        <draw:g>
          <draw:polygon draw:style-name="gr31" draw:layer="layout" svg:width="2.223cm" svg:height="2.046cm" svg:x="3.651cm" svg:y="2.223cm" svg:viewBox="0 0 2224 2047" draw:points="0,0 2224,0 2224,2047 0,2047">
            <text:p/>
          </draw:polygon>
          <draw:polygon draw:style-name="gr32" draw:layer="layout" svg:width="2.223cm" svg:height="2.06cm" svg:x="3.651cm" svg:y="2.209cm" svg:viewBox="0 0 2224 2061" draw:points="0,0 2224,0 2224,2061 0,2061">
            <text:p/>
          </draw:polygon>
        </draw:g>
        <draw:frame draw:style-name="gr33" draw:layer="layout" svg:width="6.238cm" svg:height="3.362cm" svg:x="1.756cm" svg:y="4.52cm">
          <draw:text-box>
            <text:p text:style-name="P5"><text:span text:style-name="T42">Feed The City </text:span></text:p>
            <text:p text:style-name="P6"><text:span text:style-name="T43">Monday - Saturday </text:span></text:p>
            <text:p text:style-name="P2"><text:span text:style-name="T44">Feeding Schedule: 12noon to 3:00p.m. </text:span></text:p>
            <text:p text:style-name="P2"><text:span text:style-name="T45"/></text:p>
          </draw:text-box>
        </draw:frame>
        <draw:frame draw:style-name="gr34" draw:layer="layout" svg:width="12.102cm" svg:height="2.745cm" svg:x="7.779cm" svg:y="1.588cm">
          <draw:text-box>
            <text:p text:style-name="P7"><text:span text:style-name="T46">F E E D T H E C I T Y, INC. </text:span></text:p>
            <text:p text:style-name="P8"><text:span text:style-name="T37">1100 South 26th St. * Louisville, KY 40210 </text:span></text:p>
            <text:p text:style-name="P3"><text:span text:style-name="T47">September 2015 -Vol. No. 1, Issue 13 </text:span></text:p>
          </draw:text-box>
        </draw:frame>
        <draw:frame draw:style-name="gr35" draw:layer="layout" svg:width="11.094cm" svg:height="3.538cm" svg:x="9.226cm" svg:y="9.002cm">
          <draw:text-box>
            <text:p text:style-name="P9"><text:span text:style-name="T48"/></text:p>
            <text:p text:style-name="P10"><text:span text:style-name="T49">Feed The City Hunger Relief! </text:span></text:p>
            <text:p text:style-name="P10"><text:span text:style-name="T49">"Feeding Families In Louisville KY and Southern, IN. </text:span></text:p>
            <text:p text:style-name="P10"><text:span text:style-name="T49">Feed-A-Family…Sponsor-A-Family….Change-A-Life… </text:span></text:p>
          </draw:text-box>
        </draw:frame>
        <draw:frame draw:style-name="gr36" draw:layer="layout" svg:width="8.516cm" svg:height="12.364cm" svg:x="10.21cm" svg:y="13.759cm">
          <draw:text-box>
            <text:p text:style-name="P11"><text:span text:style-name="T50">Buy a Coat Warm a Heart Give Away on </text:span></text:p>
            <text:p text:style-name="P11"><text:span text:style-name="T50">December 23, 2015 @ 11am-2pm. </text:span></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2">Your tax deductible donation makes a difference. </text:span></text:p>
            <text:p text:style-name="P3"><text:span text:style-name="T49">Please contact Feed The City </text:span></text:p>
            <text:p text:style-name="P3"><text:span text:style-name="T49">@</text:span><text:span text:style-name="T53"> </text:span></text:p>
            <text:p text:style-name="P3"><text:span text:style-name="T54">(502) 772-5384.</text:span><text:span text:style-name="T55"> </text:span></text:p>
          </draw:text-box>
        </draw:frame>
        <draw:path draw:style-name="gr20" draw:layer="layout" svg:width="5.556cm" svg:height="1.191cm" svg:x="1.905cm" svg:y="1.905cm" svg:viewBox="0 0 5557 1192" svg:d="M0 1192c0-219 116-406 372-596s574-327 1017-436c443-110 878-160 1389-160 512 0 947 50 1390 160 443 109 761 246 1017 436s372 377 372 596z">
          <text:p/>
        </draw:path>
        <draw:polygon draw:style-name="gr37" draw:layer="layout" svg:width="3.472cm" svg:height="3.767cm" svg:x="12.859cm" svg:y="15.399cm" svg:viewBox="0 0 3473 3768" draw:points="0,0 3473,0 3473,3768 0,3768">
          <text:p/>
        </draw:polygon>
        <draw:polygon draw:style-name="gr38" draw:layer="layout" svg:width="3.651cm" svg:height="3.334cm" svg:x="12.859cm" svg:y="19.368cm" svg:viewBox="0 0 3652 3335" draw:points="0,0 3652,0 3652,3335 0,3335">
          <text:p/>
        </draw:polygon>
        <draw:frame draw:style-name="gr39" draw:layer="layout" svg:width="6.033cm" svg:height="2.858cm" svg:x="11.589cm" svg:y="5.715cm">
          <draw:text-box>
            <text:p text:style-name="P3"><text:span text:style-name="T56">EMERGENCY FOOD BOXES </text:span></text:p>
            <text:p text:style-name="P2"><text:span text:style-name="T4">The demand for food boxes has become so much greater. </text:span></text:p>
            <text:p text:style-name="P2"><text:span text:style-name="T4">We are always in need of volunteers.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1" svg:font-family="'Century Schoolbook'"/>
    <style:font-face style:name="DaunPenh1" svg:font-family="DaunPenh"/>
    <style:font-face style:name="Franklin Gothic Demi1" svg:font-family="'Franklin Gothic Demi'"/>
    <style:font-face style:name="Impact1" svg:font-family="Impact"/>
    <style:font-face style:name="Monotype Corsiva1" svg:font-family="'Monotype Corsiva'"/>
    <style:font-face style:name="Palatino Linotype1" svg:font-family="'Palatino Linotype'"/>
    <style:font-face style:name="Showcard Gothic1" svg:font-family="'Showcard Gothic'"/>
    <style:font-face style:name="Sylfaen1" svg:font-family="Sylfaen"/>
    <style:font-face style:name="Tahoma1" svg:font-family="Tahoma"/>
    <style:font-face style:name="Times New Roman1" svg:font-family="'Times New Roman'"/>
    <style:font-face style:name="Verdana1" svg:font-family="Verdana"/>
    <style:font-face style:name="Century Schoolbook" svg:font-family="'Century Schoolbook'" style:font-pitch="variable"/>
    <style:font-face style:name="DaunPenh" svg:font-family="DaunPenh" style:font-pitch="variable"/>
    <style:font-face style:name="Droid Sans Fallback1" svg:font-family="'Droid Sans Fallback'" style:font-pitch="variable"/>
    <style:font-face style:name="Franklin Gothic Demi" svg:font-family="'Franklin Gothic Demi'" style:font-pitch="variable"/>
    <style:font-face style:name="FreeSans1" svg:font-family="FreeSans" style:font-pitch="variable"/>
    <style:font-face style:name="Impact" svg:font-family="Impact" style:font-pitch="variable"/>
    <style:font-face style:name="Liberation Sans1" svg:font-family="'Liberation Sans'" style:font-pitch="variable"/>
    <style:font-face style:name="Monotype Corsiva" svg:font-family="'Monotype Corsiva'" style:font-pitch="variable"/>
    <style:font-face style:name="Palatino Linotype" svg:font-family="'Palatino Linotype'" style:font-pitch="variable"/>
    <style:font-face style:name="Showcard Gothic" svg:font-family="'Showcard Gothic'" style:font-pitch="variable"/>
    <style:font-face style:name="Sylfaen" svg:font-family="Sylfaen" style:font-pitch="variable"/>
    <style:font-face style:name="Tahoma" svg:font-family="Tahoma"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5f_1" draw:display-name="Bitmap_1" xlink:href="Pictures/10000201000002CE000001C832B2EB63.png" xlink:type="simple" xlink:show="embed" xlink:actuate="onLoad"/>
    <draw:fill-image draw:name="Bitmap_5f_2" draw:display-name="Bitmap_2" xlink:href="Pictures/100000000000073000000778EB05C8B0.jpg" xlink:type="simple" xlink:show="embed" xlink:actuate="onLoad"/>
    <draw:fill-image draw:name="Bitmap_5f_3" draw:display-name="Bitmap_3" xlink:href="Pictures/1000000000000112000000B8C7F437DF.jpg" xlink:type="simple" xlink:show="embed" xlink:actuate="onLoad"/>
    <draw:fill-image draw:name="Bitmap_5f_4" draw:display-name="Bitmap_4" xlink:href="Pictures/100002010000019000000197CBA623B3.png" xlink:type="simple" xlink:show="embed" xlink:actuate="onLoad"/>
    <draw:fill-image draw:name="Bitmap_5f_5" draw:display-name="Bitmap_5" xlink:href="Pictures/2000007200015918000173A8F983CA49.wmf" xlink:type="simple" xlink:show="embed" xlink:actuate="onLoad"/>
    <draw:fill-image draw:name="Bitmap_5f_6" draw:display-name="Bitmap_6" xlink:href="Pictures/200000BF0000AA040000CD28E3129ACF.wmf"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
    <meta:generator>LibreOffice/4.2.7.2$Linux_x86 LibreOffice_project/420m0$Build-2</meta:generator>
  </office:meta>
</office:document-meta>
</file>